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  <style:text-properties officeooo:rsid="002a693f" officeooo:paragraph-rsid="001ab803"/>
    </style:style>
    <style:style style:name="P2" style:family="paragraph" style:parent-style-name="Standard">
      <style:paragraph-properties fo:line-height="200%" fo:text-align="start" style:justify-single-word="false"/>
      <style:text-properties officeooo:rsid="001ab803" officeooo:paragraph-rsid="001ab803"/>
    </style:style>
    <style:style style:name="P3" style:family="paragraph" style:parent-style-name="Standard">
      <style:paragraph-properties fo:line-height="200%" fo:text-align="start" style:justify-single-word="false"/>
      <style:text-properties officeooo:rsid="001c87e9" officeooo:paragraph-rsid="001c87e9"/>
    </style:style>
    <style:style style:name="P4" style:family="paragraph" style:parent-style-name="Standard">
      <style:paragraph-properties fo:line-height="200%" fo:text-align="start" style:justify-single-word="false"/>
      <style:text-properties officeooo:rsid="00254139" officeooo:paragraph-rsid="001c87e9"/>
    </style:style>
    <style:style style:name="P5" style:family="paragraph" style:parent-style-name="Standard">
      <style:paragraph-properties fo:line-height="200%" fo:text-align="start" style:justify-single-word="false"/>
      <style:text-properties officeooo:rsid="0020cc69" officeooo:paragraph-rsid="001c87e9"/>
    </style:style>
    <style:style style:name="P6" style:family="paragraph" style:parent-style-name="Standard">
      <style:paragraph-properties fo:line-height="200%" fo:text-align="start" style:justify-single-word="false"/>
      <style:text-properties officeooo:rsid="001ee0d2" officeooo:paragraph-rsid="0021c352"/>
    </style:style>
    <style:style style:name="P7" style:family="paragraph" style:parent-style-name="Standard">
      <style:paragraph-properties fo:line-height="200%" fo:text-align="start" style:justify-single-word="false"/>
      <style:text-properties officeooo:rsid="001ee0d2" officeooo:paragraph-rsid="00227637"/>
    </style:style>
    <style:style style:name="P8" style:family="paragraph" style:parent-style-name="Standard">
      <style:paragraph-properties fo:line-height="200%" fo:text-align="start" style:justify-single-word="false"/>
      <style:text-properties officeooo:rsid="00254139" officeooo:paragraph-rsid="001c87e9"/>
    </style:style>
    <style:style style:name="P9" style:family="paragraph" style:parent-style-name="Standard">
      <style:paragraph-properties fo:line-height="200%" fo:text-align="start" style:justify-single-word="false"/>
      <style:text-properties officeooo:rsid="00254139" officeooo:paragraph-rsid="0021c352"/>
    </style:style>
    <style:style style:name="P10" style:family="paragraph" style:parent-style-name="Standard">
      <style:paragraph-properties fo:line-height="200%" fo:text-align="start" style:justify-single-word="false"/>
      <style:text-properties officeooo:rsid="002a693f" officeooo:paragraph-rsid="0021c352"/>
    </style:style>
    <style:style style:name="P11" style:family="paragraph" style:parent-style-name="Standard">
      <style:paragraph-properties fo:line-height="200%" fo:text-align="start" style:justify-single-word="false"/>
      <style:text-properties officeooo:rsid="001ab803" officeooo:paragraph-rsid="001ab803"/>
    </style:style>
    <style:style style:name="P12" style:family="paragraph" style:parent-style-name="Standard">
      <style:paragraph-properties fo:line-height="200%" fo:text-align="start" style:justify-single-word="false"/>
      <style:text-properties officeooo:rsid="0020076b" officeooo:paragraph-rsid="00227637"/>
    </style:style>
    <style:style style:name="T1" style:family="text">
      <style:text-properties officeooo:rsid="002a693f"/>
    </style:style>
    <style:style style:name="T2" style:family="text">
      <style:text-properties officeooo:rsid="001ab803"/>
    </style:style>
    <style:style style:name="T3" style:family="text">
      <style:text-properties officeooo:rsid="002b7387"/>
    </style:style>
    <style:style style:name="T4" style:family="text">
      <style:text-properties officeooo:rsid="00290b2c"/>
    </style:style>
    <style:style style:name="T5" style:family="text">
      <style:text-properties officeooo:rsid="0027876d"/>
    </style:style>
    <style:style style:name="T6" style:family="text">
      <style:text-properties officeooo:rsid="001c87e9"/>
    </style:style>
    <style:style style:name="T7" style:family="text">
      <style:text-properties officeooo:rsid="001df902"/>
    </style:style>
    <style:style style:name="T8" style:family="text">
      <style:text-properties officeooo:rsid="0021c352"/>
    </style:style>
    <style:style style:name="T9" style:family="text">
      <style:text-properties officeooo:rsid="00227637"/>
    </style:style>
    <style:style style:name="T10" style:family="text">
      <style:text-properties officeooo:rsid="0020076b"/>
    </style:style>
    <style:style style:name="T11" style:family="text">
      <style:text-properties officeooo:rsid="002298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7"><text:span text:style-name="T1">Hello, </text:span>my name is Florian. I'm studying in Isara in Lyon.</text:p>
      <text:p text:style-name="P6"><text:s/><text:span text:style-name="T2">I can say a lot of things about me : i'm quite calm and patient, I can support, maybe too much time, annoying people, sometimes, it’s a fault but these people know quickly when it’s a problem.</text:span></text:p>
      <text:p text:style-name="P6"><text:span text:style-name="T2"><text:s/></text:span></text:p>
      <text:p text:style-name="P4">I'm persevering, <text:span text:style-name="T5">I don’t like to leave a work uncompleted. I'm open-minded but a bit shy, I don't really like to speak with unknown people but when I know them, I suppose I’m very sympathetic because they never say that I’m anoying.</text:span></text:p>
      <text:p text:style-name="P4"/>
      <text:p text:style-name="P3">I <text:span text:style-name="T8">think</text:span> <text:span text:style-name="T8">I</text:span>’m honest with people, <text:span text:style-name="T8">I say directly to them what I think,</text:span> and always curious. I really like to watch scientifics programms on TV or reading scientifics articles in magazine like ‘Science &amp; Vie’ or other things like that.</text:p>
      <text:p text:style-name="P9">I love maths and physic<text:span text:style-name="T3">s</text:span> but not chimical <text:span text:style-name="T8">even if I’m into liking this subject</text:span>, <text:span text:style-name="T8">but sometimes</text:span> it's too <text:span text:style-name="T4">borring and complicated but I try to make the effort to understand</text:span>. </text:p>
      <text:p text:style-name="P7"><text:span text:style-name="T9">I’</text:span>m <text:span text:style-name="T9">very</text:span> <text:span text:style-name="T10">i</text:span>nterresting in <text:span text:style-name="T10">farming, my parents are farmers and they work together, i'd like to take the farm again and use my skills in oder to help them on the farm.</text:span></text:p>
      <text:p text:style-name="P12">I also play music in two bands but <text:span text:style-name="T11">I</text:span> can't play anymore because i've got <text:span text:style-name="T11">a </text:span>lot of work to succeed my studies <text:span text:style-name="T9">so I play music in Lyon</text:span>. </text:p>
      <text:p text:style-name="P9"><text:span text:style-name="T6">Because I understand rather quickly lessons, I help others people with their homeworks and I can help them with Facebook or other social networks or sometimes by phone.</text:span></text:p>
      <text:p text:style-name="P9"/>
      <text:p text:style-name="P10">According <text:span text:style-name="T8">to</text:span> my friends, they say that <text:span text:style-name="T8">I</text:span>'m quite clever but I don't really think so, I try to deal with these subjets in depth <text:span text:style-name="T8">so I know somethings they don’t know</text:span>.</text:p>
      <text:p text:style-name="P10"><text:s/></text:p>
      <text:p text:style-name="P2">I’m not always neat but I make efforts to <text:span text:style-name="T6">make better. I’m sometimes a bit lazy, but it’s for a good reason, sometimes I don’t have enought time to complete very well my works.</text:span></text:p>
      <text:p text:style-name="P2"><text:soft-page-break/></text:p>
      <text:p text:style-name="P3"><text:span text:style-name="T9">For my physical description, I</text:span>’m 1,<text:span text:style-name="T9">80</text:span> m tall, it’s in the average of people and I weight 72 kilos.</text:p>
      <text:p text:style-name="P3">I’ve got natural brown hair like my eyes. <text:span text:style-name="T7">I prefer to wear with dark clothes because it’s more discret and it’s washable easily.</text:span>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7:19:34.616000000</meta:creation-date>
    <dc:date>2017-05-10T13:43:50.232486298</dc:date>
    <meta:editing-duration>PT32M58S</meta:editing-duration>
    <meta:editing-cycles>6</meta:editing-cycles>
    <meta:generator>LibreOffice/5.2.6.2$Linux_X86_64 LibreOffice_project/20m0$Build-2</meta:generator>
    <meta:print-date>2016-11-04T12:44:35.266000000</meta:print-date>
    <meta:document-statistic meta:table-count="0" meta:image-count="0" meta:object-count="0" meta:page-count="2" meta:paragraph-count="15" meta:word-count="359" meta:character-count="1919" meta:non-whitespace-character-count="1566"/>
  </office:meta>
</office:document-meta>
</file>